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20pt" style:font-size-asian="20pt" style:font-size-complex="20pt"/>
    </style:style>
    <style:style style:name="P2" style:family="paragraph" style:parent-style-name="Standard">
      <style:text-properties fo:font-size="14pt" style:font-size-asian="14pt" style:font-size-complex="14pt"/>
    </style:style>
    <style:style style:name="P3" style:family="paragraph" style:parent-style-name="Standard">
      <style:text-properties fo:font-size="12pt" style:font-size-asian="12pt" style:font-size-complex="12pt"/>
    </style:style>
    <style:style style:name="T1" style:family="text">
      <style:text-properties fo:font-size="14pt" style:font-size-asian="14pt" style:font-size-complex="14pt"/>
    </style:style>
    <style:style style:name="T2" style:family="text">
      <style:text-properties fo:font-size="15pt" style:font-size-asian="15pt" style:font-size-complex="1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près la découverte secrète du gouvernement chinois d'un sérum capable de créer des surhommes au sein de son armée, il ne restait plus qu'à effectuer une phase de test afin d'avoir quelques sujets à examiner. Toutefois, tout ne se passa pas comme prévu. A la veille de tests de plus grande ampleur, la substance disparue.</text:p>
      <text:p text:style-name="Standard"/>
      <text:p text:style-name="Standard">La Chine voulait accuser les États-Unis, ainsi que le Japon, deux de ses ennemis sur la scène mondiale, toutefois ils ne pouvaient le faire au risque d'ébruiter la création du sérum. De plus, ils n'avaient aucune preuve et accuser un pays à tort risquait de tout dévoiler.</text:p>
      <text:p text:style-name="Standard"/>
      <text:p text:style-name="Standard">Bien sûr, il ne restait plus qu'à recommencer le procédé pour l'Empire Céleste, mais le scientifique ayant fait la découverte avait disparu, avec toutes ses notes... il ne restait donc plus grand chose à se mettre sur la dent, à part la mémoire des autres scientifiques du projet, mais cela prendrait plus de temps.</text:p>
      <text:p text:style-name="Standard"/>
      <text:p text:style-name="Standard"/>
      <text:p text:style-name="Standard">Après quelques années de silence sur le sujet, une explosion retentit dans une usine désaffectée d'un pays d'Europe de l'Est. D'un endroit sensé être désert se dégagea une épaisse fumée qui commença à se disperser dans les airs fit ainsi le tour du monde dans un état totalement invisible. Les premiers lanceurs d'alertes parlaient d'un événement aussi dangereux que Tchernobyl et que de toute autre explosion d'Usine Seveso. Car contrairement à toutes ces catastrophes, les activités de cette usine d'où rien ne fuitait à part des quantités de gaz impressionnantes, on ne savait pas ce qu'il y avait dans cette fumée. Des tests de radiations furent effectués mais furent non concluants.</text:p>
      <text:p text:style-name="Standard"/>
      <text:p text:style-name="Standard">Puis vient le temps où plusieurs personnes à travers le monde contractaient différents symptomes très étranges. Certains possédaient une force décuplée, d'autres pouvaient manier les éléments, certains pouvait utiliser la télékinésie, et d'autres encore avaient développé des pouvoirs difficilement explicables qu'ils furent catégorisés en tant que mystiques. </text:p>
      <text:p text:style-name="Standard"/>
      <text:p text:style-name="Standard">L'esprit humain étant ce qu'il est, et ce malgré la phrase d'oncle Ben dans le premier Spiderman de Sam Raimi, « Un grand pouvoir amène de grandes responsabilités », le nombre de personne voulait utiliser leurs pouvoirs pour l'apport personnel est plus nombreux que les gens vertueux souhaitant le bien.</text:p>
      <text:p text:style-name="Standard"/>
      <text:p text:style-name="P1">Chapitre 1 : Reconnaissance</text:p>
      <text:p text:style-name="Standard"/>
      <text:p text:style-name="Standard"><text:span text:style-name="T1">Première Mission :</text:span> facile, présentation du jeu. </text:p>
      <text:p text:style-name="Standard">Plusieurs choix, mais surtout deux choix principaux : Combattre le vilain, ou combattre un autre héro.</text:p>
      <text:p text:style-name="Standard">Un autre choix et de fuir, mais il ramènera le personnage au début. </text:p>
      <text:p text:style-name="Standard"/>
      <text:p text:style-name="P2">Deuxième Mission : </text:p>
      <text:p text:style-name="Standard"/>
      <text:p text:style-name="Standard">Si score &gt; 0 </text:p>
      <text:p text:style-name="Standard">Ayant entendu vos exploits, un homme vous approche. Il est mystérieux, mais a son aura, son charisme font que vous l'écoutez. Lucifer, le nom qu'il se donne, vous propose une mission plus périlleuse mais qui vous mettra sur le devant de la scène.</text:p>
      <text:p text:style-name="Standard"/>
      <text:p text:style-name="Standard">Choix majoritairement positifs.</text:p>
      <text:p text:style-name="Standard"/>
      <text:p text:style-name="Standard">Si Score &lt; 0</text:p>
      <text:p text:style-name="Standard"/>
      <text:p text:style-name="Standard"><text:soft-page-break/>Ayant entendu vos exploits, un homme vous approche. Il est mystérieux, mais a son aura, son charisme font que vous l'écoutez. Lucifer, le nom qu'il se donne, <text:s/>vous propose une mission plus périlleuse mais qui vous mettra sur le devant de la scène.</text:p>
      <text:p text:style-name="Standard"/>
      <text:p text:style-name="Standard">Plus où moins de choix négatifs que positifs.</text:p>
      <text:p text:style-name="Standard"/>
      <text:p text:style-name="Standard"><text:span text:style-name="T1">Troisième Mission :</text:span></text:p>
      <text:p text:style-name="Standard"/>
      <text:p text:style-name="Standard">Si score &gt; 0 :</text:p>
      <text:p text:style-name="Standard">Les gens commencent à vous reconnaître comme un héro, ils vous demandent de l'aide pour de nombreuses tâches, aussi futiles soient-elles... Comment réagir ?</text:p>
      <text:p text:style-name="Standard">Plusieurs choix futiles qui amène sur un combat combat contre un méchant. Les gens vous reconnaissent, mais les vilains aussi.</text:p>
      <text:p text:style-name="Standard"/>
      <text:p text:style-name="Standard">Si score &lt; 0 :</text:p>
      <text:p text:style-name="Standard">Les gens commencent à vous reconnaître comme un vilain, ils vous craignent et changent de trottoir quand ils vous croisent dans la rue... qu'allez vous faire ?</text:p>
      <text:p text:style-name="Standard">Plusieurs choix de mauvaises et bonnes actions. Puis un héro va vouloir se battre contre vous. </text:p>
      <text:p text:style-name="Standard"/>
      <text:p text:style-name="Standard"><text:span text:style-name="T2">Chapitre Premier Terminé : Reconnaissance.</text:span></text:p>
      <text:p text:style-name="Standard"/>
      <text:p text:style-name="Standard"/>
      <text:p text:style-name="P1">Chapitre 2 : Enquête De Pouvoir</text:p>
      <text:p text:style-name="P1"/>
      <text:p text:style-name="P3">Plusieurs missions d'enquête, côté bien et mal, amenant à connaître un peu plus sur l'origine des pouvoirs, en compagnie du Mentor, Lucifer. </text:p>
      <text:p text:style-name="P3">Plusieurs choix peuvent être faux et ramener l'enquête à ses débuts, ou une autre étape.</text:p>
      <text:p text:style-name="P3"/>
      <text:p text:style-name="P3">Conclusion : Lucifer amène le personnage sur des fausses pistes.</text:p>
      <text:p text:style-name="P3"/>
      <text:p text:style-name="P1">Chapitre 3 : Qui est Lucifer ?</text:p>
      <text:p text:style-name="P1"/>
      <text:p text:style-name="P3">Après s'être séparé de Lucifer, le personnage doit trouver qui et pourquoi il mettait des bâtons dans les roues du personnage après l'avoir aidé.</text:p>
      <text:p text:style-name="P3">Si score &gt; 0 : Lucifer est la première personne à avoir eu des pouvoirs, un cobaye, il cherchait un moyen de trouver ceux qui l'ont transformés comme ça. Il les a <text:s/>trouvé grâce à vous et voulait faire du personnage son adversaire dans une vision manichéenne, se considérant comme le mal, il lui fallait un adversaire vertueux.</text:p>
      <text:p text:style-name="P3"/>
      <text:p text:style-name="P3">Si Score &lt; 0 : Lucifer est la première personne à avoir eu des pouvoirs, un cobaye. <text:s/>Il cherchait un moyen de trouver ceux qui l'ont transformés comme ça et se venger. Il vous a utilisé comme un apprenti dans sa volonté de détruire ceux qui le gênent. Malheureusement, il vous trouve trop faible.</text:p>
      <text:p text:style-name="P3"/>
      <text:p text:style-name="P3"/>
      <text:p text:style-name="P3">Conclusion : Un combat contre Lucifer, qui possède beaucoup plus de pouvoirs que vous. Il gagne le combat... Pour l'instant.</text:p>
      <text:p text:style-name="P3"/>
      <text:p text:style-name="P3">Fin du jeu, pour le mo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9-30T14:06:20.45</meta:creation-date>
    <meta:document-statistic meta:table-count="0" meta:image-count="0" meta:object-count="0" meta:page-count="2" meta:paragraph-count="35" meta:word-count="839" meta:character-count="5013"/>
    <dc:date>2019-09-30T16:44:38.84</dc:date>
    <meta:editing-duration>PT17M17S</meta:editing-duration>
    <meta:editing-cycles>1</meta:editing-cycles>
    <meta:generator>OpenOffice/4.1.4$Win32 OpenOffice.org_project/414m5$Build-9788</meta:generator>
  </office:meta>
</office:document-meta>
</file>